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6.3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188.72mm"/>
    </style:style>
    <style:style style:name="co5" style:family="table-column">
      <style:table-column-properties fo:break-before="auto" style:column-width="119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29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 table:number-columns-spanned="4" table:number-rows-spanned="1">
            <text:p>Green--&gt;I’ve figured it out, got it working completely</text:p>
          </table:table-cell>
          <table:covered-table-cell table:style-name="ce4"/>
          <table:covered-table-cell table:number-columns-repeated="2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4" office:value-type="string" calcext:value-type="string">
            <text:p>comment</text:p>
          </table:table-cell>
          <table:table-cell table:style-name="ce2" office:value-type="string" calcext:value-type="string">
            <text:p>script(s) called</text:p>
          </table:table-cell>
          <table:table-cell office:value-type="string" calcext:value-type="string">
            <text:p>additional note</text:p>
          </table:table-cell>
          <table:table-cell table:style-name="ce4" office:value-type="string" calcext:value-type="string">
            <text:p>issue(s)</text:p>
          </table:table-cell>
          <table:table-cell table:style-name="ce4" office:value-type="string" calcext:value-type="string">
            <text:p>unclear</text:p>
          </table:table-cell>
        </table:table-row>
        <table:table-row table:style-name="ro2">
          <table:table-cell office:value-type="string" calcext:value-type="string">
            <text:p>bkpscript.sh</text:p>
          </table:table-cell>
          <table:table-cell office:value-type="string" calcext:value-type="string">
            <text:p>This script creates a back of the files in the directory. It archives the files listed in lstscrip.lst and saves archive at ‘#/scripts/&lt;date&gt;-scripts.7z’ e.g. ~1/scripts/20190910-scripts.7z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stscripts.lst</text:p>
          </table:table-cell>
          <table:table-cell office:value-type="string" calcext:value-type="string">
            <text:p>this file contains list of filenames that bkpscript.sh reads and archives as described abov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kpindex.sh</text:p>
          </table:table-cell>
          <table:table-cell office:value-type="string" calcext:value-type="string">
            <text:p>This script creates a back of the index page and index db server. After running it, it also reads ~/dropbackup.txt and archives bkindex.sh and lstindex.lst files at ‘#/indexpage/&lt;date&gt;-index.7z’ . At the same time, the script removes archives that are more than NUMDAYS old.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filemon.sh</text:p>
          </table:table-cell>
          <table:table-cell office:value-type="string" calcext:value-type="string">
            <text:p>Going by the documentation, script continuously detect new files(s) in Dropbox dir, db or dbvideo directories. If a *.db file happens to land in one of these directories, the script <text:s/>(1) creates a “sig” file. I’ve looked at these sig files and it’s basically a text file whose name matches the name of the *.db file and inside the sig file is a full path of the *.db file detected. (2) The program also makes a log entry (~output/log/&lt;date&gt;_dbmon.log) of date&amp;time, and name of db file detected. <text:s/>I do not know purpose of sig file or what next from there?</text:p>
          </table:table-cell>
          <table:table-cell/>
          <table:table-cell office:value-type="string" calcext:value-type="string">
            <text:p>has ‘inotifywait’ command, which means notify-tools need to be installed on the host. I did “sudo apt install inotify-tools”, but system complained about unmet dependecy. I then did “sudo apt-get -f install”, the repeated previous command and it worked!</text:p>
          </table:table-cell>
          <table:table-cell/>
          <table:table-cell office:value-type="string" calcext:value-type="string">
            <text:p>1) purpose of ‘dropattach.txt’ on line 28? 2) I’m not sure how to terminate it once it launches, “CTRL-C” only seems to put it in the background. <text:span text:style-name="T1">To terminate</text:span>: pkill -f script.sh</text:p>
          </table:table-cell>
        </table:table-row>
        <table:table-row table:style-name="ro6">
          <table:table-cell office:value-type="string" calcext:value-type="string">
            <text:p>campaign.sh</text:p>
          </table:table-cell>
          <table:table-cell office:value-type="string" calcext:value-type="string">
            <text:p>I think this is where the juice starts. When run, the script check the *.db files in a directory where attachments land and writes log file at LOGFILE. This script also triggers other scripts like ....dbgraph.sh, graph.sh, percentage.sh, cpydest.sh, et al. I suspect this script run as a cron job whereas filemon.sh runs continously?</text:p>
          </table:table-cell>
          <table:table-cell/>
          <table:table-cell office:value-type="string" calcext:value-type="string">
            <text:p>graph.sh requires tmp/graph.txt, but I’m not sure “who” generates that text file with data to plot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6">
          <table:table-cell office:value-type="string" calcext:value-type="string">
            <text:p>dbgraph.sh</text:p>
          </table:table-cell>
          <table:table-cell office:value-type="string" calcext:value-type="string">
            <text:p>USAGE: “sudo ./dbgraph.sh &lt;dbname&gt; &lt;logfile&gt;. The script 1) creates db, maps and tmp directories. </text:p>
            <text:p>FILE REQUIRED: cmd/<text:span text:style-name="T1">gpsfreqdbm.sql</text:span> ?? and cmd/<text:span text:style-name="T1">seldata.sql</text:span>???</text:p>
            <text:p>FILES CREATED: ~tmp/ data_loc.txt, data_okok.txt, newrep.txt, pmloc.txt, gpsfreqdbm.txt</text:p>
          </table:table-cell>
          <table:table-cell office:value-type="string" calcext:value-type="string">
            <text:p>specmap.sh</text:p>
          </table:table-cell>
          <table:table-cell office:value-type="string" calcext:value-type="string">
            <text:p>The erro message don’t seem to fire appropriates. For exampe, db filename is passed as argumetn, but script looks for file in specific directory -this is one possible area needing enhancement.</text:p>
          </table:table-cell>
          <table:table-cell office:value-type="string" calcext:value-type="string">
            <text:p>several input files not available. Going by the script output, I need gpsfreqdbm.sql and seldata.sql. I suspect these files contain key sql commands to interogate the *.db 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 calcext:value-type="string">
            <text:p>specmap.sh</text:p>
          </table:table-cell>
          <table:table-cell office:value-type="string" calcext:value-type="string">
            <text:p>FILES REQUIRED: ~tmp/start_time.txt and end_time.txt. Theses text files contain the start and end time of the measurement campaign (from dbmdata table) and is used to title the plot.</text:p>
          </table:table-cell>
          <table:table-cell/>
          <table:table-cell office:value-type="string" calcext:value-type="string">
            <text:p>This is the script that creates the spectrum map plot on the second page of the report</text:p>
          </table:table-cell>
          <table:table-cell office:value-type="string" calcext:value-type="string">
            <text:p>requires /tmp/start_time.txt and end_time.txt</text:p>
          </table:table-cell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00/00/00</text:date>, <text:time style:data-style-name="N2" text:time-value="09:21:38.17093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9:59:05.692037838</meta:creation-date>
    <meta:generator>LibreOffice/5.1.6.2$Linux_X86_64 LibreOffice_project/10m0$Build-2</meta:generator>
    <dc:date>2019-10-07T09:25:35.141554788</dc:date>
    <meta:editing-duration>P2DT3H14M16S</meta:editing-duration>
    <meta:editing-cycles>32</meta:editing-cycles>
    <meta:document-statistic meta:table-count="1" meta:cell-count="29" meta:object-count="0"/>
  </office:meta>
</office:document-meta>
</file>